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4"/>
    <style:style style:name="P4" style:family="paragraph" style:parent-style-name="Standard" style:list-style-name="L5"/>
    <style:style style:name="P5" style:family="paragraph" style:parent-style-name="Standard" style:list-style-name="L6"/>
    <style:style style:name="P6" style:family="paragraph" style:parent-style-name="Standard" style:master-page-name="MP0">
      <style:paragraph-properties fo:text-align="center" style:justify-single-word="false" style:page-number="auto" fo:break-before="page"/>
      <style:text-properties style:font-name="Liberation San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7" style:family="paragraph" style:parent-style-name="Standard">
      <style:text-properties style:font-name="Liberation San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8" style:family="paragraph" style:parent-style-name="Standard">
      <style:text-properties style:font-name="Liberation Sans" fo:language="zxx" fo:country="none" style:language-asian="zxx" style:country-asian="none" style:language-complex="zxx" style:country-complex="none"/>
    </style:style>
    <style:style style:name="P9" style:family="paragraph" style:parent-style-name="Standard" style:list-style-name="L1">
      <style:text-properties style:font-name="Liberation Sans" fo:language="zxx" fo:country="none" style:language-asian="zxx" style:country-asian="none" style:language-complex="zxx" style:country-complex="none"/>
    </style:style>
    <style:style style:name="P10" style:family="paragraph" style:parent-style-name="Standard" style:list-style-name="L3">
      <style:text-properties style:font-name="Liberation Sans" fo:language="zxx" fo:country="none" style:language-asian="zxx" style:country-asian="none" style:language-complex="zxx" style:country-complex="none"/>
    </style:style>
    <style:style style:name="P11" style:family="paragraph" style:parent-style-name="Standard" style:list-style-name="L4">
      <style:text-properties style:font-name="Liberation Sans" fo:language="zxx" fo:country="none" style:language-asian="zxx" style:country-asian="none" style:language-complex="zxx" style:country-complex="none"/>
    </style:style>
    <style:style style:name="P12" style:family="paragraph" style:parent-style-name="Standard" style:list-style-name="L7">
      <style:text-properties style:font-name="Liberation Sans" fo:language="zxx" fo:country="none" style:language-asian="zxx" style:country-asian="none" style:language-complex="zxx" style:country-complex="none"/>
    </style:style>
    <style:style style:name="P13" style:family="paragraph" style:parent-style-name="Standard">
      <style:text-properties style:font-name="Liberation Sans" fo:language="zxx" fo:country="none" officeooo:paragraph-rsid="0028f002" style:language-asian="zxx" style:country-asian="none" style:language-complex="zxx" style:country-complex="none"/>
    </style:style>
    <style:style style:name="P14" style:family="paragraph" style:parent-style-name="Standard">
      <style:text-properties style:font-name="Liberation Sans" fo:language="zxx" fo:country="none" officeooo:paragraph-rsid="002d81e3" style:language-asian="zxx" style:country-asian="none" style:language-complex="zxx" style:country-complex="none"/>
    </style:style>
    <style:style style:name="P15" style:family="paragraph" style:parent-style-name="Standard">
      <style:text-properties style:font-name="Liberation Sans" fo:language="zxx" fo:country="none" officeooo:paragraph-rsid="0030d619" style:language-asian="zxx" style:country-asian="none" style:language-complex="zxx" style:country-complex="none"/>
    </style:style>
    <style:style style:name="P16" style:family="paragraph" style:parent-style-name="Standard">
      <style:text-properties style:font-name="Liberation Sans" fo:language="zxx" fo:country="none" fo:font-style="italic" style:language-asian="zxx" style:country-asian="none" style:font-style-asian="italic" style:language-complex="zxx" style:country-complex="none" style:font-style-complex="italic"/>
    </style:style>
    <style:style style:name="P17" style:family="paragraph" style:parent-style-name="Standard">
      <style:text-properties style:font-name="Liberation Sans" fo:language="zxx" fo:country="none" fo:font-weight="bold" style:language-asian="zxx" style:country-asian="none" style:font-weight-asian="bold" style:language-complex="zxx" style:country-complex="none" style:font-weight-complex="bold"/>
    </style:style>
    <style:style style:name="P18" style:family="paragraph" style:parent-style-name="Standard">
      <style:text-properties officeooo:paragraph-rsid="0016d58f"/>
    </style:style>
    <style:style style:name="P19" style:family="paragraph" style:parent-style-name="Standard">
      <style:text-properties officeooo:paragraph-rsid="0025f4fc"/>
    </style:style>
    <style:style style:name="T1" style:family="text">
      <style:text-properties style:font-name="Liberation Sans" fo:language="zxx" fo:country="none" style:language-asian="zxx" style:country-asian="none" style:language-complex="zxx" style:country-complex="none"/>
    </style:style>
    <style:style style:name="T2" style:family="text">
      <style:text-properties style:font-name="Liberation Sans" fo:language="zxx" fo:country="none" officeooo:rsid="0016be25" style:language-asian="zxx" style:country-asian="none" style:language-complex="zxx" style:country-complex="none"/>
    </style:style>
    <style:style style:name="T3" style:family="text">
      <style:text-properties style:font-name="Liberation Sans" fo:language="zxx" fo:country="none" officeooo:rsid="0016d58f" style:language-asian="zxx" style:country-asian="none" style:language-complex="zxx" style:country-complex="none"/>
    </style:style>
    <style:style style:name="T4" style:family="text">
      <style:text-properties style:font-name="Liberation Sans" fo:language="zxx" fo:country="none" officeooo:rsid="001c4817" style:language-asian="zxx" style:country-asian="none" style:language-complex="zxx" style:country-complex="none"/>
    </style:style>
    <style:style style:name="T5" style:family="text">
      <style:text-properties style:font-name="Liberation Sans" fo:language="zxx" fo:country="none" officeooo:rsid="001fa2c4" style:language-asian="zxx" style:country-asian="none" style:language-complex="zxx" style:country-complex="none"/>
    </style:style>
    <style:style style:name="T6" style:family="text">
      <style:text-properties style:font-name="Liberation Sans" fo:language="zxx" fo:country="none" officeooo:rsid="00225364" style:language-asian="zxx" style:country-asian="none" style:language-complex="zxx" style:country-complex="none"/>
    </style:style>
    <style:style style:name="T7" style:family="text">
      <style:text-properties style:font-name="Liberation Sans" fo:language="zxx" fo:country="none" officeooo:rsid="00232644" style:language-asian="zxx" style:country-asian="none" style:language-complex="zxx" style:country-complex="none"/>
    </style:style>
    <style:style style:name="T8" style:family="text">
      <style:text-properties style:font-name="Liberation Sans" fo:language="zxx" fo:country="none" officeooo:rsid="0025f4fc" style:language-asian="zxx" style:country-asian="none" style:language-complex="zxx" style:country-complex="none"/>
    </style:style>
    <style:style style:name="T9" style:family="text">
      <style:text-properties style:font-name="Liberation Sans" fo:language="zxx" fo:country="none" officeooo:rsid="0030d619" style:language-asian="zxx" style:country-asian="none" style:language-complex="zxx" style:country-complex="none"/>
    </style:style>
    <style:style style:name="T10"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11" style:family="text">
      <style:text-properties style:font-name="Liberation San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12" style:family="text">
      <style:text-properties style:font-name="Liberation San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3" style:family="text">
      <style:text-properties style:font-name="Liberation Sans" fo:language="zxx" fo:country="none" fo:font-weight="bold" style:language-asian="zxx" style:country-asian="none" style:font-weight-asian="bold" style:language-complex="zxx" style:country-complex="none" style:font-weight-complex="bold"/>
    </style:style>
    <style:style style:name="T14" style:family="text">
      <style:text-properties style:font-name="Liberation Sans" fo:language="zxx" fo:country="none" fo:font-weight="normal" style:language-asian="zxx" style:country-asian="none" style:font-weight-asian="normal" style:language-complex="zxx" style:country-complex="none" style:font-weight-complex="normal"/>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weight="bold" officeooo:rsid="001a777b" style:font-size-asian="14pt" style:font-weight-asian="bold" style:font-size-complex="14pt" style:font-weight-complex="bold"/>
    </style:style>
    <style:style style:name="T17" style:family="text">
      <style:text-properties officeooo:rsid="0016be25"/>
    </style:style>
    <style:style style:name="T18" style:family="text">
      <style:text-properties fo:font-weight="bold" style:font-weight-asian="bold" style:font-weight-complex="bold"/>
    </style:style>
    <style:style style:name="T19" style:family="text">
      <style:text-properties fo:font-weight="bold" officeooo:rsid="001c4817" style:font-weight-asian="bold" style:font-weight-complex="bold"/>
    </style:style>
    <style:style style:name="T20" style:family="text">
      <style:text-properties officeooo:rsid="0016d58f"/>
    </style:style>
    <style:style style:name="T21" style:family="text">
      <style:text-properties fo:font-weight="normal" style:font-weight-asian="normal" style:font-weight-complex="normal"/>
    </style:style>
    <style:style style:name="T22" style:family="text">
      <style:text-properties officeooo:rsid="00189709"/>
    </style:style>
    <style:style style:name="T23" style:family="text">
      <style:text-properties fo:font-style="italic" style:font-style-asian="italic" style:font-style-complex="italic"/>
    </style:style>
    <style:style style:name="T24" style:family="text">
      <style:text-properties officeooo:rsid="001ce8ac"/>
    </style:style>
    <style:style style:name="T25" style:family="text">
      <style:text-properties officeooo:rsid="0024303f"/>
    </style:style>
    <style:style style:name="T26" style:family="text">
      <style:text-properties officeooo:rsid="0027f04d"/>
    </style:style>
    <style:style style:name="T27" style:family="text">
      <style:text-properties officeooo:rsid="0028f002"/>
    </style:style>
    <style:style style:name="T28" style:family="text">
      <style:text-properties officeooo:rsid="0029efea"/>
    </style:style>
    <style:style style:name="T29" style:family="text">
      <style:text-properties officeooo:rsid="002b1436"/>
    </style:style>
    <style:style style:name="T30" style:family="text">
      <style:text-properties officeooo:rsid="002cb26c"/>
    </style:style>
    <style:style style:name="T31" style:family="text">
      <style:text-properties fo:font-style="normal" style:font-style-asian="normal" style:font-style-complex="normal"/>
    </style:style>
    <style:style style:name="T32" style:family="text">
      <style:text-properties officeooo:rsid="0030d619"/>
    </style:style>
    <text:list-style style:name="L1">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LIDE LABORATORIO</text:p>
      <text:p text:style-name="P8"><text:span text:style-name="T15">Lab 1 (</text:span><text:span text:style-name="T16">I</text:span><text:span text:style-name="T15">ntroduzione alla bash - Rosenblatt)</text:span></text:p>
      <text:p text:style-name="Standard"><text:span text:style-name="Default_20_Paragraph_20_Font"><text:span text:style-name="T1">La shell è un programma che viene eseguito quando facciamo il login, termina al logout e si trova nella directory </text:span></text:span><text:span text:style-name="Default_20_Paragraph_20_Font"><text:span text:style-name="T10">bin; </text:span></text:span><text:span text:style-name="Default_20_Paragraph_20_Font"><text:span text:style-name="T1">ve ne sono diverse tipologie e quella di default </text:span></text:span><text:span text:style-name="Default_20_Paragraph_20_Font"><text:span text:style-name="T2">p</text:span></text:span><text:span text:style-name="Default_20_Paragraph_20_Font"><text:span text:style-name="T1">er le distribuzioni GNU/Linux è la shell bash (Bourne Again Shell).</text:span></text:span></text:p>
      <text:p text:style-name="P8"><text:span text:style-name="Default_20_Paragraph_20_Font"><text:span text:style-name="T17">Si tratta di </text:span></text:span><text:span text:style-name="Default_20_Paragraph_20_Font">un interprete di comandi: </text:span><text:span text:style-name="Default_20_Paragraph_20_Font"><text:span text:style-name="T17">questi</text:span></text:span><text:span text:style-name="Default_20_Paragraph_20_Font"> </text:span><text:span text:style-name="Default_20_Paragraph_20_Font"><text:span text:style-name="T17">vengono</text:span></text:span><text:span text:style-name="Default_20_Paragraph_20_Font"> digitati dall'utente sulla riga di comando, vengono letti dalla shell, che li interpreta, e sono infine inviati al kernel che li esegue. Sulla riga di comando troviamo il prompt, un carattere o un insieme di essi, personalizzabile dall'utente: di norma troviamo '#' per l'utente root (il superuser), mentre '$' nel caso di utenti qualsiasi.</text:span></text:p>
      <text:p text:style-name="P8"><text:span text:style-name="Default_20_Paragraph_20_Font">In genere il prompt dei comandi ha la forma </text:span><text:a xlink:type="simple" xlink:href="mailto:nome@computer" text:style-name="Internet_20_link" text:visited-style-name="Visited_20_Internet_20_Link"><text:span text:style-name="Default_20_Paragraph_20_Font">nome@computer</text:span></text:a><text:span text:style-name="Default_20_Paragraph_20_Font">~$.</text:span></text:p>
      <text:p text:style-name="P8"><text:span text:style-name="Default_20_Paragraph_20_Font"/></text:p>
      <text:p text:style-name="P8">Dato un generico comando, la shell dapprima separa i vari token, poi ne determina il significato ed infine esegue il comando, dopo aver effettuato le dovute preparazioni. Una linea di comandi sarà quindi formata da stringhe separate da spazi o TAB, in cui la prima parola è il comando e le restanti sono gli argomenti; è possibile che siano presenti argomenti speciali, le opzioni, che modificano il comportamento del comando tramite una certa istruzione.</text:p>
      <text:p text:style-name="P8">È possibile usare dei caratteri speciali detti <text:span text:style-name="T18">wildcard</text:span> per specificare molteplici file:</text:p>
      <text:list xml:id="list783148799" text:style-name="L1">
        <text:list-item>
          <text:p text:style-name="P1"><text:span text:style-name="T1">Il ? corrisponde ad un qualsiasi carattere (</text:span><text:span text:style-name="T3">es: </text:span><text:span text:style-name="T1">p?ppo = pippo, pappo, p1ppo...).</text:span></text:p>
        </text:list-item>
        <text:list-item>
          <text:p text:style-name="P9">Il carattere * <text:span text:style-name="T20">corrisponde a </text:span>qualsiasi sequenza di caratteri (<text:span text:style-name="T20">es: </text:span>*.txt = tutti i file che finiscono in .txt).</text:p>
        </text:list-item>
        <text:list-item>
          <text:p text:style-name="P9">[set] qualsiasi carattere in set (<text:span text:style-name="T20">es: </text:span>*.t[xy]t = file che finiscono in .txt e .tyt).</text:p>
        </text:list-item>
        <text:list-item>
          <text:p text:style-name="P9">[!set] qualsiasi carattere non in set (<text:span text:style-name="T20">es: </text:span>![abc].* = file che non iniziano con a, b o<text:span text:style-name="T20">ppure</text:span> c).</text:p>
        </text:list-item>
      </text:list>
      <text:p text:style-name="P8"/>
      <text:p text:style-name="P8"><text:span text:style-name="T20">L'</text:span>I/O sotto UNIX è basato su due idee: <text:span text:style-name="T20">la prima è che </text:span>un file I/O è una sequenza di caratteri e <text:span text:style-name="T20">la seconda è che </text:span>tutto ciò che produce o accetta dati è trattato come un file, dispositivi hardware inclusi.</text:p>
      <text:p text:style-name="Standard"><text:span text:style-name="Default_20_Paragraph_20_Font"><text:span text:style-name="T1">Il comando</text:span></text:span><text:span text:style-name="Default_20_Paragraph_20_Font"><text:span text:style-name="T13"> cat </text:span></text:span><text:span text:style-name="Default_20_Paragraph_20_Font"><text:span text:style-name="T1">serve a copiare l'input nell'output; il comando</text:span></text:span><text:span text:style-name="Default_20_Paragraph_20_Font"><text:span text:style-name="T13"> grep </text:span></text:span><text:span text:style-name="Default_20_Paragraph_20_Font"><text:span text:style-name="T1">ricerca una stringa nell'input; il comando </text:span></text:span><text:span text:style-name="Default_20_Paragraph_20_Font"><text:span text:style-name="T13">sort </text:span></text:span><text:span text:style-name="Default_20_Paragraph_20_Font"><text:span text:style-name="T1">ordine le stringhe dell'input.</text:span></text:span></text:p>
      <text:p text:style-name="Standard"><text:span text:style-name="Default_20_Paragraph_20_Font"><text:span text:style-name="T1">La </text:span></text:span><text:span text:style-name="Default_20_Paragraph_20_Font"><text:span text:style-name="T13">pipeline</text:span></text:span><text:span text:style-name="Default_20_Paragraph_20_Font"><text:span text:style-name="T1"> serve a mandare l'output di un programma nell'input di un altro programma; si usa '</text:span></text:span><text:span text:style-name="Default_20_Paragraph_20_Font"><text:span text:style-name="T13">|</text:span></text:span><text:span text:style-name="Default_20_Paragraph_20_Font"><text:span text:style-name="T14">'</text:span></text:span><text:span text:style-name="Default_20_Paragraph_20_Font"><text:span text:style-name="T1">.</text:span></text:span></text:p>
      <text:p text:style-name="P18"><text:span text:style-name="Default_20_Paragraph_20_Font"><text:span text:style-name="T3">Normalmente possiamo eseguire un unico processo per volta quando li eseguiamo da shell,</text:span></text:span><text:span text:style-name="T1"> ma è possibile farne eseguire di più in maniera concorrente usando '</text:span><text:span text:style-name="T13">&amp;</text:span><text:span text:style-name="T1">'.</text:span></text:p>
      <text:p text:style-name="P8">Soltanto il processo in foreground dovrebbe avere I/O, in quanto il terminale è uno solo: se altri processi dovessero richiederlo <text:span text:style-name="T22">si avrebbe</text:span> un blocco del processo nel caso si tratti di input, mentre si a<text:span text:style-name="T22">vrebbe</text:span> un mescolamento degli output altrimenti.</text:p>
      <text:p text:style-name="P7"/>
      <text:p text:style-name="P7">Lab 2 (Stevens, cap8: process control)</text:p>
      <text:p text:style-name="P8">Tutti i sistemi operativi provvedono <text:span text:style-name="T18">service points</text:span> attraverso i quali è possibile richiedere i servizi del kernel: in particolare Unix ha un insieme ben definito e limitato di <text:span text:style-name="T23">entry points</text:span> per accedere direttamente al kernel chiamati<text:span text:style-name="T18"> system call</text:span>. Esse sono direttamente accessibili al programmatore C, a differenza di sistemi più antichi che richiedevano il linguaggio macchina, poiché nella libreria standard sono presenti funzioni con lo stesso nome in grado di richiamare l'appropriato servizio.</text:p>
      <text:p text:style-name="P8">Dal punto di vista del programmatore, system call e funzioni di libreria appaiono come normali funzioni C, ma soltanto queste ultime possono essere riscritte.</text:p>
      <text:p text:style-name="Standard"><text:span text:style-name="Default_20_Paragraph_20_Font"><text:span text:style-name="T1">I </text:span></text:span><text:span text:style-name="Default_20_Paragraph_20_Font"><text:span text:style-name="T13">primitive system data types </text:span></text:span><text:span text:style-name="Default_20_Paragraph_20_Font"><text:span text:style-name="T1">sono tipi di dati dipendenti dalla macchina usati dal sistema, presenti nella libreria </text:span></text:span><text:span text:style-name="Default_20_Paragraph_20_Font"><text:span text:style-name="T13">sys/types.h</text:span></text:span><text:span text:style-name="Default_20_Paragraph_20_Font"><text:span text:style-name="T1">, caratterizzati, in genere, dal terminare con '</text:span></text:span><text:span text:style-name="Default_20_Paragraph_20_Font"><text:span text:style-name="T10">_t</text:span></text:span><text:span text:style-name="Default_20_Paragraph_20_Font"><text:span text:style-name="T1">'.</text:span></text:span></text:p>
      <text:p text:style-name="P8"><text:soft-page-break/>Ogni processo ha un identificatore univoco, rappresentato come intero positivo, accessibile tramite due system calls:</text:p>
      <text:list xml:id="list2267817386" text:style-name="L2">
        <text:list-item>
          <text:p text:style-name="P2"><text:span text:style-name="Default_20_Paragraph_20_Font"><text:span text:style-name="T13">pid_t getpid(void)</text:span></text:span><text:span text:style-name="Default_20_Paragraph_20_Font"><text:span text:style-name="T1"> per ottenere il process ID del processo chiamante;</text:span></text:span></text:p>
        </text:list-item>
        <text:list-item>
          <text:p text:style-name="P2"><text:span text:style-name="Default_20_Paragraph_20_Font"><text:span text:style-name="T13">pid_t getppid(void)</text:span></text:span><text:span text:style-name="Default_20_Paragraph_20_Font"><text:span text:style-name="T1"> per ottenere il process ID del padre del processo chiamante.</text:span></text:span></text:p>
        </text:list-item>
      </text:list>
      <text:p text:style-name="P8"/>
      <text:p text:style-name="Standard"><text:span text:style-name="Default_20_Paragraph_20_Font"><text:span text:style-name="T1">L'unico modo per creare nuovi processi è attravero una chiamata di sistema </text:span></text:span><text:span text:style-name="Default_20_Paragraph_20_Font"><text:span text:style-name="T13">fork</text:span></text:span><text:span text:style-name="Default_20_Paragraph_20_Font"><text:span text:style-name="T1"> da parte di un processo già esistente </text:span></text:span><text:span text:style-name="Default_20_Paragraph_20_Font"><text:span text:style-name="T4">per</text:span></text:span><text:span text:style-name="Default_20_Paragraph_20_Font"><text:span text:style-name="T1"> genera</text:span></text:span><text:span text:style-name="Default_20_Paragraph_20_Font"><text:span text:style-name="T4">re</text:span></text:span><text:span text:style-name="Default_20_Paragraph_20_Font"><text:span text:style-name="T1"> un processo figlio. Dalla fork si ritorna due volte: il valore restituito al processo figlio è 0, mentre il valore restituito al padre è il pid del figlio. Figlio e padre continuano ad eseguire concorrentemente le istruzioni che seguono la chiamata di fork.</text:span></text:span></text:p>
      <text:p text:style-name="Standard"><text:span text:style-name="Default_20_Paragraph_20_Font"><text:span text:style-name="T1">Il figlio è una copia del padre, pertanto condividono dati, stack e heap, che vengono protetti dal kernel venendo settati come read-only.</text:span></text:span></text:p>
      <text:p text:style-name="Standard"><text:span text:style-name="Default_20_Paragraph_20_Font"><text:span text:style-name="T1">Quando un processo termina, il kernel invia al padre il segnale </text:span></text:span><text:span text:style-name="Default_20_Paragraph_20_Font"><text:span text:style-name="T10">SIGCHLD</text:span></text:span><text:span text:style-name="Default_20_Paragraph_20_Font"><text:span text:style-name="T1">, che può essere ignorato dal padre (default) oppure lanciare una funzione (il signal handler); in entrambi i casi è possibile chiedere informazioni sullo stato di uscita tramite le funzioni </text:span></text:span><text:span text:style-name="Default_20_Paragraph_20_Font"><text:span text:style-name="T13">wait </text:span></text:span><text:span text:style-name="Default_20_Paragraph_20_Font"><text:span text:style-name="T1">e </text:span></text:span><text:span text:style-name="Default_20_Paragraph_20_Font"><text:span text:style-name="T13">waitpid</text:span></text:span><text:span text:style-name="Default_20_Paragraph_20_Font"><text:span text:style-name="T1">.</text:span></text:span></text:p>
      <text:p text:style-name="Standard"><text:span text:style-name="Default_20_Paragraph_20_Font"><text:span text:style-name="T1">Se il figlio deve eseguire un programma diverso da quello del padre bisogna usare una delle funzioni di</text:span></text:span><text:span text:style-name="Default_20_Paragraph_20_Font"><text:span text:style-name="T13"> exec</text:span></text:span><text:span text:style-name="Default_20_Paragraph_20_Font"><text:span text:style-name="T1">, che rimpiazza lo spazio indirizzi del figlio sostituendolo con il nuovo programma, senza intaccare il suo pid. Tutte e 6 le versioni restituiscono -1 in caso di errori, nulla altrimenti.</text:span></text:span></text:p>
      <text:p text:style-name="Standard"><text:span text:style-name="Default_20_Paragraph_20_Font"><text:span text:style-name="T1">Le lettere finali servono a ricordare gli argomenti da passare:</text:span></text:span></text:p>
      <text:list xml:id="list2347559656" text:style-name="L3">
        <text:list-item>
          <text:p text:style-name="P10">'<text:span text:style-name="T19">l</text:span>' indica una lista di argomenti, mentre '<text:span text:style-name="T19">v</text:span>' un vettore argv[] di argomenti;</text:p>
        </text:list-item>
        <text:list-item>
          <text:p text:style-name="P10">la lettera '<text:span text:style-name="T19">p</text:span>' indica che la funzione prende come argomento il nome di un file ed utilizza la variabile di ambiente <text:span text:style-name="T18">PATH</text:span> per cercarlo, mentre se manca va indicato il pathname completo;</text:p>
        </text:list-item>
        <text:list-item>
          <text:p text:style-name="P10">la lettera '<text:span text:style-name="T19">e</text:span>' indica che la funzione prende un '<text:span text:style-name="T18">envp[]</text:span><text:span text:style-name="T21">'</text:span> array invece di usare l'environment corrente.</text:p>
        </text:list-item>
      </text:list>
      <text:p text:style-name="Standard"><text:span text:style-name="Default_20_Paragraph_20_Font"><text:span text:style-name="T1">In alcune versioni di UNIX l'unica vera system call è </text:span></text:span><text:span text:style-name="Default_20_Paragraph_20_Font"><text:span text:style-name="T13">execve</text:span></text:span><text:span text:style-name="Default_20_Paragraph_20_Font"><text:span text:style-name="T1">, mentre le altre sono solo funzioni di libreria che successivamente chiamano execve.</text:span></text:span></text:p>
      <text:p text:style-name="Standard"><text:span text:style-name="Default_20_Paragraph_20_Font"><text:span text:style-name="T1"/></text:span></text:p>
      <text:p text:style-name="Standard"><text:span text:style-name="Default_20_Paragraph_20_Font"><text:span text:style-name="T1">I processi possono terminare involontariamente, quando si tentano azioni illegali o ci sono interruzioni mediante dei segnali, oppure volontariamente, tramite chiamata alla funzione </text:span></text:span><text:span text:style-name="Default_20_Paragraph_20_Font"><text:span text:style-name="T13">exit()</text:span></text:span><text:span text:style-name="Default_20_Paragraph_20_Font"><text:span text:style-name="T1"> o quando viene eseguita l'ultima istruzione.</text:span></text:span></text:p>
      <text:p text:style-name="P8">Per ogni processo in esecuzione, il kernel esegue il codice del processo e determina lo stato di terminazione, che corrisponde allo stato dell'argomento exit, se va tutto bene, <text:span text:style-name="T24">oppure ne</text:span> verrà generato uno che indica il motivo "anormale".</text:p>
      <text:p text:style-name="P8">La system call exit chiude tutti i descrittori di file di un processo, dealloca le aree codice, <text:span text:style-name="T24">i </text:span>dati e <text:span text:style-name="T24">lo</text:span> stack e poi fa terminare il processo; è sempre una chiamata senza ritorno.</text:p>
      <text:p text:style-name="P8">Se un figlio termina prima del padre, ma questi non ne recupera lo stato, il figlio si trasforma in uno <text:span text:style-name="T23">zombie</text:span> e non presenterà aree codice, dati o stack allocati, ma continuerà ad avere un PCB nella Process Table. Nonostante le poche risorse richieste, la presenza di molti zombie è un problema che potrebbe costringere l'amministratore ad intervenire.</text:p>
      <text:p text:style-name="Standard"><text:span text:style-name="Default_20_Paragraph_20_Font"><text:span text:style-name="T1">La system call </text:span></text:span><text:span text:style-name="Default_20_Paragraph_20_Font"><text:span text:style-name="T13">system</text:span></text:span><text:span text:style-name="Default_20_Paragraph_20_Font"><text:span text:style-name="T1"> serve ad eseguire comandi shell dall'interno del programma.</text:span></text:span></text:p>
      <text:p text:style-name="P8"/>
      <text:p text:style-name="P7">Lab 3 (Capitolo 10 – Stevens)</text:p>
      <text:p text:style-name="P8">Un segnale è un interrupt software che permette di gestire gli eventi asincroni e che può essere generato in qualsiasi istante sia da un processo utente che dal kernel, in caso di errori.</text:p>
      <text:p text:style-name="Standard"><text:span text:style-name="Default_20_Paragraph_20_Font"><text:span text:style-name="T1">Ogni segnale ha un nome che comincia con SIG, ha associato una costante intera positiva diversa da 0, definita in </text:span></text:span><text:span text:style-name="Default_20_Paragraph_20_Font"><text:span text:style-name="T13">signal.h,</text:span></text:span><text:span text:style-name="Default_20_Paragraph_20_Font"><text:span text:style-name="T1"> e non contiene informazioni aggiuntive: in particolare, chi li riceve non può scoprire l'identità di chi li manda.</text:span></text:span></text:p>
      <text:p text:style-name="P8">All'arrivo di un segnale, il processo può scegliere diverse risposte:</text:p>
      <text:list xml:id="list3363173804" text:style-name="L4">
        <text:list-item>
          <text:p text:style-name="P3"><text:soft-page-break/><text:span text:style-name="Default_20_Paragraph_20_Font"><text:span text:style-name="T1">ignorare il segnale, tranne nei casi di </text:span></text:span><text:span text:style-name="Default_20_Paragraph_20_Font"><text:span text:style-name="T10">SIGKILL</text:span></text:span><text:span text:style-name="Default_20_Paragraph_20_Font"><text:span text:style-name="T1"> e </text:span></text:span><text:span text:style-name="Default_20_Paragraph_20_Font"><text:span text:style-name="T10">SIGSTOP</text:span></text:span><text:span text:style-name="Default_20_Paragraph_20_Font"><text:span text:style-name="T1">, che sono usati dal superuser per terminare o stoppare momentaneamente qualsiasi processo;</text:span></text:span></text:p>
        </text:list-item>
        <text:list-item>
          <text:p text:style-name="P11">catturare il segnale, che equivale ad associare all'occorrenza del segnale l'esecuzione di una funzione utente;</text:p>
        </text:list-item>
        <text:list-item>
          <text:p text:style-name="P11">eseguire l'azione di default associata, cioè la terminazione del processo (nella maggior parte dei segnali).</text:p>
        </text:list-item>
      </text:list>
      <text:p text:style-name="P8"/>
      <text:p text:style-name="P8">Tipi di segnali:</text:p>
      <text:list xml:id="list3062423566" text:style-name="L5">
        <text:list-item>
          <text:p text:style-name="P4"><text:span text:style-name="Default_20_Paragraph_20_Font"><text:span text:style-name="T10">SIGABRT</text:span></text:span><text:span text:style-name="Default_20_Paragraph_20_Font"><text:span text:style-name="T1">, generato da una chiamata alla system call </text:span></text:span><text:span text:style-name="Default_20_Paragraph_20_Font"><text:span text:style-name="T13">abort</text:span></text:span><text:span text:style-name="Default_20_Paragraph_20_Font"><text:span text:style-name="T1">, termina il processo.</text:span></text:span></text:p>
        </text:list-item>
        <text:list-item>
          <text:p text:style-name="P4"><text:span text:style-name="Default_20_Paragraph_20_Font"><text:span text:style-name="T10">SIGCHLD</text:span></text:span><text:span text:style-name="Default_20_Paragraph_20_Font"><text:span text:style-name="T1">, che viene inviato al padre ogni volta che un processo termina o viene fermato; ignorato di default e raccoglibile tramite una delle wait.</text:span></text:span></text:p>
        </text:list-item>
        <text:list-item>
          <text:p text:style-name="P4"><text:span text:style-name="Default_20_Paragraph_20_Font"><text:span text:style-name="T10">SIGCONT</text:span></text:span><text:span text:style-name="Default_20_Paragraph_20_Font"><text:span text:style-name="T1">, inviato ad un processo fermo per farlo ripartire.</text:span></text:span></text:p>
        </text:list-item>
        <text:list-item>
          <text:p text:style-name="P4"><text:span text:style-name="Default_20_Paragraph_20_Font"><text:span text:style-name="T10">SIGFPE</text:span></text:span><text:span text:style-name="Default_20_Paragraph_20_Font"><text:span text:style-name="T1">, (floating point exception), inviato, ad esempio, quando si divide per 0.</text:span></text:span></text:p>
        </text:list-item>
        <text:list-item>
          <text:p text:style-name="P4"><text:span text:style-name="Default_20_Paragraph_20_Font"><text:span text:style-name="T10">SIGILL</text:span></text:span><text:span text:style-name="Default_20_Paragraph_20_Font"><text:span text:style-name="T1">, (illegal instruction), viene inviato quando l'hardware individua una istruzione illegale.</text:span></text:span></text:p>
        </text:list-item>
        <text:list-item>
          <text:p text:style-name="P4"><text:span text:style-name="Default_20_Paragraph_20_Font"><text:span text:style-name="T10">SIGINT</text:span></text:span><text:span text:style-name="Default_20_Paragraph_20_Font"><text:span text:style-name="T1">, (interrupt), viene usato per terminare a runtime un processo.</text:span></text:span></text:p>
        </text:list-item>
        <text:list-item>
          <text:p text:style-name="P4"><text:span text:style-name="Default_20_Paragraph_20_Font"><text:span text:style-name="T10">SIGALRM</text:span></text:span><text:span text:style-name="Default_20_Paragraph_20_Font"><text:span text:style-name="T1">, generato dalla system call </text:span></text:span><text:span text:style-name="Default_20_Paragraph_20_Font"><text:span text:style-name="T13">alarm</text:span></text:span><text:span text:style-name="Default_20_Paragraph_20_Font"><text:span text:style-name="T1">.</text:span></text:span></text:p>
        </text:list-item>
        <text:list-item>
          <text:p text:style-name="P4"><text:span text:style-name="Default_20_Paragraph_20_Font"><text:span text:style-name="T10">SIGQUIT</text:span></text:span><text:span text:style-name="Default_20_Paragraph_20_Font"><text:span text:style-name="T1">, inviato con CTRL-/, genera un core file, cioè un immagine in memoria del processo che può essere utilizzata per debugging.</text:span></text:span></text:p>
        </text:list-item>
        <text:list-item>
          <text:p text:style-name="P4"><text:span text:style-name="Default_20_Paragraph_20_Font"><text:span text:style-name="T10">SIGKILL</text:span></text:span><text:span text:style-name="Default_20_Paragraph_20_Font"><text:span text:style-name="T1">, termina il processo che lo riceve.</text:span></text:span></text:p>
        </text:list-item>
        <text:list-item>
          <text:p text:style-name="P4"><text:span text:style-name="Default_20_Paragraph_20_Font"><text:span text:style-name="T10">SIGSEGV</text:span></text:span><text:span text:style-name="Default_20_Paragraph_20_Font"><text:span text:style-name="T1">, (segment violation), il processo ha fatto riferimento ad un indirizzo che non è nel suo spazio indirizzi.</text:span></text:span></text:p>
        </text:list-item>
        <text:list-item>
          <text:p text:style-name="P4"><text:span text:style-name="Default_20_Paragraph_20_Font"><text:span text:style-name="T10">SIGSTOP</text:span></text:span><text:span text:style-name="Default_20_Paragraph_20_Font"><text:span text:style-name="T1">, ferma un processo.</text:span></text:span></text:p>
        </text:list-item>
        <text:list-item>
          <text:p text:style-name="P4"><text:span text:style-name="Default_20_Paragraph_20_Font"><text:span text:style-name="T10">SIGSYS</text:span></text:span><text:span text:style-name="Default_20_Paragraph_20_Font"><text:span text:style-name="T1">, (invalid system call), il processo ha eseguito una istruzione che il kernel ha interpretato come system call senza però fornire i parametri adeguati.</text:span></text:span></text:p>
        </text:list-item>
        <text:list-item>
          <text:p text:style-name="P4"><text:span text:style-name="Default_20_Paragraph_20_Font"><text:span text:style-name="T10">SIGTERM</text:span></text:span><text:span text:style-name="Default_20_Paragraph_20_Font"><text:span text:style-name="T1">, il segnale di terminazione inviato per default dalla system call </text:span></text:span><text:span text:style-name="Default_20_Paragraph_20_Font"><text:span text:style-name="T13">kill</text:span></text:span><text:span text:style-name="Default_20_Paragraph_20_Font"><text:span text:style-name="T1">.</text:span></text:span></text:p>
        </text:list-item>
        <text:list-item>
          <text:p text:style-name="P4"><text:span text:style-name="Default_20_Paragraph_20_Font"><text:span text:style-name="T10">SIGBUS</text:span></text:span><text:span text:style-name="Default_20_Paragraph_20_Font"><text:span text:style-name="T1">, </text:span></text:span><text:span text:style-name="Default_20_Paragraph_20_Font"><text:span text:style-name="T10">SIGEMT</text:span></text:span><text:span text:style-name="Default_20_Paragraph_20_Font"><text:span text:style-name="T1">, </text:span></text:span><text:span text:style-name="Default_20_Paragraph_20_Font"><text:span text:style-name="T10">SIGIOT</text:span></text:span><text:span text:style-name="Default_20_Paragraph_20_Font"><text:span text:style-name="T1">, </text:span></text:span><text:span text:style-name="Default_20_Paragraph_20_Font"><text:span text:style-name="T10">SIGTRAP</text:span></text:span><text:span text:style-name="Default_20_Paragraph_20_Font"><text:span text:style-name="T1">, inviati quando sussistono problemi hardware.</text:span></text:span></text:p>
        </text:list-item>
        <text:list-item>
          <text:p text:style-name="P4"><text:span text:style-name="Default_20_Paragraph_20_Font"><text:span text:style-name="T10">SIGUSR1</text:span></text:span><text:span text:style-name="Default_20_Paragraph_20_Font"><text:span text:style-name="T1">, </text:span></text:span><text:span text:style-name="Default_20_Paragraph_20_Font"><text:span text:style-name="T10">SIGUSR2</text:span></text:span><text:span text:style-name="Default_20_Paragraph_20_Font"><text:span text:style-name="T1">, (user defined signals) possono essere utilizzati e definiti dall'utente, che a volte li usa impropriamente per far comunicare i processi.</text:span></text:span></text:p>
        </text:list-item>
      </text:list>
      <text:p text:style-name="P8"/>
      <text:p text:style-name="P16">Void(*signal(int signo, void (*func)(int)))(int);</text:p>
      <text:p text:style-name="Standard"><text:span text:style-name="Default_20_Paragraph_20_Font"><text:span text:style-name="T1">prende in input il nome del segnale signo ed il puntatore alla funzione func da eseguire come azione da associare all'arrivo di signo. Restituisce il puntatore ad una funzione che prende come argomento un intero e non restituisce nulla, che rappresenta il puntatore al precedente signal handler. In caso di errore restituisce </text:span></text:span><text:span text:style-name="Default_20_Paragraph_20_Font"><text:span text:style-name="T10">SIG_ERR</text:span></text:span><text:span text:style-name="Default_20_Paragraph_20_Font"><text:span text:style-name="T1">, cioè -1. Il valore di func può essere </text:span></text:span><text:span text:style-name="Default_20_Paragraph_20_Font"><text:span text:style-name="T10">SIG_IGN</text:span></text:span><text:span text:style-name="Default_20_Paragraph_20_Font"><text:span text:style-name="T1"> per ignorare il segnale, </text:span></text:span><text:span text:style-name="Default_20_Paragraph_20_Font"><text:span text:style-name="T10">SIG_DFL</text:span></text:span><text:span text:style-name="Default_20_Paragraph_20_Font"><text:span text:style-name="T1">, per l'azione di default, oppure l'indirizzo di una funzione da eseguire.</text:span></text:span></text:p>
      <text:p text:style-name="P8">L'azione del padre su un segnale viene ereditata dai figli.</text:p>
      <text:p text:style-name="P8"/>
      <text:p text:style-name="P16">Int kill(pid_t pid, int signo)</text:p>
      <text:p text:style-name="P16">int raise(int signo)</text:p>
      <text:p text:style-name="Standard"><text:span text:style-name="Default_20_Paragraph_20_Font"><text:span text:style-name="T13">kill </text:span></text:span><text:span text:style-name="Default_20_Paragraph_20_Font"><text:span text:style-name="T1">manda un segnale ad un processo o ad un gruppo di processi specificato da pid, mentre </text:span></text:span><text:span text:style-name="Default_20_Paragraph_20_Font"><text:span text:style-name="T13">raise </text:span></text:span><text:span text:style-name="Default_20_Paragraph_20_Font"><text:span text:style-name="T1">consente ad un processo di inviarsi un segnale. Se il valore pid è maggiore di 0, il segnale è inviato al processo di PID pid, se è 0 viene inviato a tutti i processi il cui process group ID è uguale a quello del mittente e infine se è minore di 0 viene inviato a tutti i processi il cui process group ID è uguale al valo</text:span></text:span><text:span text:style-name="Default_20_Paragraph_20_Font"><text:span text:style-name="T5">r</text:span></text:span><text:span text:style-name="Default_20_Paragraph_20_Font"><text:span text:style-name="T1">e assoluto di pid.</text:span></text:span></text:p>
      <text:p text:style-name="P8"/>
      <text:p text:style-name="P8">A differenza del superuser, i processi non possono inviare segnali a qualsiasi processo, ma hanno bisogno di appositi permessi; inoltre i segnali non sono consigliabili come forma di comunicazione, in quanto possono essere persi e possono causare problemi in quanto interrompono l'esecuzione.</text:p>
      <text:p text:style-name="P8"><text:soft-page-break/></text:p>
      <text:p text:style-name="P16">Unsigned int sleep(unsigned int secs)</text:p>
      <text:p text:style-name="Standard"><text:span text:style-name="Default_20_Paragraph_20_Font"><text:span text:style-name="T1">Il processo che chiama </text:span></text:span><text:span text:style-name="Default_20_Paragraph_20_Font"><text:span text:style-name="T13">sleep</text:span></text:span><text:span text:style-name="Default_20_Paragraph_20_Font"><text:span text:style-name="T1"> dorme finché il numero di secondi indicati è trascorso oppure interviene un segnale ed il signal handler ritorna: nel primo caso ritorna 0, altrimenti il numero di secondi mancanti.</text:span></text:span></text:p>
      <text:p text:style-name="P17"/>
      <text:p text:style-name="P16">Void abort(void)</text:p>
      <text:p text:style-name="Standard"><text:span text:style-name="Default_20_Paragraph_20_Font"><text:span text:style-name="T1">non ritorna mai ed invia il segnale </text:span></text:span><text:span text:style-name="Default_20_Paragraph_20_Font"><text:span text:style-name="T10">SIGABRT</text:span></text:span><text:span text:style-name="Default_20_Paragraph_20_Font"><text:span text:style-name="T1"> al processo che la invoca.</text:span></text:span></text:p>
      <text:p text:style-name="P8"/>
      <text:p text:style-name="P16">Unsigned int alarm(unsigned int secs)</text:p>
      <text:p text:style-name="Standard"><text:span text:style-name="Default_20_Paragraph_20_Font"><text:span text:style-name="T1">Fa partire un conto alla rovescia di secs secondi, la cui durata può aumentare per ritardi di schedulazione, al cui termine viene inviato </text:span></text:span><text:span text:style-name="Default_20_Paragraph_20_Font"><text:span text:style-name="T10">SIGALRM</text:span></text:span><text:span text:style-name="Default_20_Paragraph_20_Font"><text:span text:style-name="T1">.</text:span></text:span></text:p>
      <text:p text:style-name="P16"/>
      <text:p text:style-name="P16">Int pause(void).</text:p>
      <text:p text:style-name="P8">Sospende l'esecuzione finché non interviene un segnale.</text:p>
      <text:p text:style-name="P8"/>
      <text:p text:style-name="P7">Lab 4 (Capitolo 3 – Stevens)</text:p>
      <text:p text:style-name="Standard"><text:span text:style-name="Default_20_Paragraph_20_Font"><text:span text:style-name="T1">Un file descriptor (fd) è un intero non negativo associato ad un file che serve a renderlo identificabile al kernel ed alle funzioni di I/O. Il kernel si occupa di restituire </text:span></text:span><text:span text:style-name="Default_20_Paragraph_20_Font"><text:span text:style-name="T6">il file descriptor </text:span></text:span><text:span text:style-name="Default_20_Paragraph_20_Font"><text:span text:style-name="T1">al processo che crea o apre un file. Un file descriptor è compreso tra 0 e </text:span></text:span><text:span text:style-name="Default_20_Paragraph_20_Font"><text:span text:style-name="T10">OPEN_MAX</text:span></text:span><text:span text:style-name="Default_20_Paragraph_20_Font"><text:span text:style-name="T1">, una costante definita </text:span></text:span><text:span text:style-name="Default_20_Paragraph_20_Font"><text:span text:style-name="T6">nella libreria</text:span></text:span><text:span text:style-name="Default_20_Paragraph_20_Font"><text:span text:style-name="T1"> </text:span></text:span><text:span text:style-name="Default_20_Paragraph_20_Font"><text:span text:style-name="T13">&lt;limits.h&gt;</text:span></text:span><text:span text:style-name="Default_20_Paragraph_20_Font"><text:span text:style-name="T1">.</text:span></text:span></text:p>
      <text:p text:style-name="Standard"><text:span text:style-name="Default_20_Paragraph_20_Font"><text:span text:style-name="T1">Ogni nuovo processo apre 3 file standard: input, a cui si fa riferimento tramite il fd 0 (</text:span></text:span><text:span text:style-name="Default_20_Paragraph_20_Font"><text:span text:style-name="T10">STDIN_FILENO</text:span></text:span><text:span text:style-name="Default_20_Paragraph_20_Font"><text:span text:style-name="T1">), output, </text:span></text:span><text:span text:style-name="Default_20_Paragraph_20_Font"><text:span text:style-name="T6">a cui si fa riferimento tramite </text:span></text:span><text:span text:style-name="Default_20_Paragraph_20_Font"><text:span text:style-name="T1">fd 1 (</text:span></text:span><text:span text:style-name="Default_20_Paragraph_20_Font"><text:span text:style-name="T10">STDOUT_FILENO</text:span></text:span><text:span text:style-name="Default_20_Paragraph_20_Font"><text:span text:style-name="T1">) ed error, </text:span></text:span><text:span text:style-name="Default_20_Paragraph_20_Font"><text:span text:style-name="T6">a cui si fa riferimento tramite</text:span></text:span><text:span text:style-name="Default_20_Paragraph_20_Font"><text:span text:style-name="T1"> fd 2 (</text:span></text:span><text:span text:style-name="Default_20_Paragraph_20_Font"><text:span text:style-name="T10">STDERR_FILENO</text:span></text:span><text:span text:style-name="Default_20_Paragraph_20_Font"><text:span text:style-name="T1">).</text:span></text:span></text:p>
      <text:p text:style-name="P16"/>
      <text:p text:style-name="Standard"><text:span text:style-name="Default_20_Paragraph_20_Font"><text:span text:style-name="T10">Int open(const char </text:span></text:span><text:span text:style-name="Default_20_Paragraph_20_Font"><text:span text:style-name="T11">pathname, int oflag, ...</text:span></text:span><text:span text:style-name="Default_20_Paragraph_20_Font"><text:span text:style-name="T12">,/*</text:span></text:span><text:span text:style-name="Default_20_Paragraph_20_Font"><text:span text:style-name="T10"> mode_t mode*/)</text:span></text:span></text:p>
      <text:p text:style-name="Standard"><text:span text:style-name="Default_20_Paragraph_20_Font"><text:span text:style-name="T1">l'argomento oflag indica diverse opzioni tramite una o più delle costanti simboliche definite in </text:span></text:span><text:span text:style-name="Default_20_Paragraph_20_Font"><text:span text:style-name="T13">&lt;fnctl.h&gt;</text:span></text:span><text:span text:style-name="Default_20_Paragraph_20_Font"><text:span text:style-name="T1">:</text:span></text:span></text:p>
      <text:list xml:id="list2046456013" text:style-name="L6">
        <text:list-item>
          <text:p text:style-name="P5"><text:span text:style-name="Default_20_Paragraph_20_Font"><text:span text:style-name="T1">Una sola tra </text:span></text:span><text:span text:style-name="Default_20_Paragraph_20_Font"><text:span text:style-name="T10">O_RDONLY</text:span></text:span><text:span text:style-name="Default_20_Paragraph_20_Font"><text:span text:style-name="T1"> (sola lettura), </text:span></text:span><text:span text:style-name="Default_20_Paragraph_20_Font"><text:span text:style-name="T10">O_WRONLY</text:span></text:span><text:span text:style-name="Default_20_Paragraph_20_Font"><text:span text:style-name="T1"> (solo scrittura) oppure </text:span></text:span><text:span text:style-name="Default_20_Paragraph_20_Font"><text:span text:style-name="T10">O_RDWR</text:span></text:span><text:span text:style-name="Default_20_Paragraph_20_Font"><text:span text:style-name="T1"> (apertura e scrittura).</text:span></text:span></text:p>
        </text:list-item>
        <text:list-item>
          <text:p text:style-name="P5"><text:span text:style-name="Default_20_Paragraph_20_Font"><text:span text:style-name="T10">O_APPEND</text:span></text:span><text:span text:style-name="Default_20_Paragraph_20_Font"><text:span text:style-name="T1"> è opzionale e </text:span></text:span><text:span text:style-name="Default_20_Paragraph_20_Font"><text:span text:style-name="T7">fa sì che</text:span></text:span><text:span text:style-name="Default_20_Paragraph_20_Font"><text:span text:style-name="T1"> tutte le write avveng</text:span></text:span><text:span text:style-name="Default_20_Paragraph_20_Font"><text:span text:style-name="T7">a</text:span></text:span><text:span text:style-name="Default_20_Paragraph_20_Font"><text:span text:style-name="T1">no alla fine del file.</text:span></text:span></text:p>
        </text:list-item>
        <text:list-item>
          <text:p text:style-name="P5"><text:span text:style-name="Default_20_Paragraph_20_Font"><text:span text:style-name="T10">O_CREAT</text:span></text:span><text:span text:style-name="Default_20_Paragraph_20_Font"><text:span text:style-name="T1"> è opzionale e crea il terzo file se non esiste; richiede </text:span></text:span><text:span text:style-name="Default_20_Paragraph_20_Font"><text:span text:style-name="T7">che sia presente </text:span></text:span><text:span text:style-name="Default_20_Paragraph_20_Font"><text:span text:style-name="T1">il terzo argomento mode.</text:span></text:span></text:p>
        </text:list-item>
        <text:list-item>
          <text:p text:style-name="P5"><text:span text:style-name="Default_20_Paragraph_20_Font"><text:span text:style-name="T10">O_EXCL</text:span></text:span><text:span text:style-name="Default_20_Paragraph_20_Font"><text:span text:style-name="T1"> è opzionale e genera errore se </text:span></text:span><text:span text:style-name="Default_20_Paragraph_20_Font"><text:span text:style-name="T10">O_CREAT</text:span></text:span><text:span text:style-name="Default_20_Paragraph_20_Font"><text:span text:style-name="T1"> è specificato ed il file esiste già.</text:span></text:span></text:p>
        </text:list-item>
        <text:list-item>
          <text:p text:style-name="P5"><text:span text:style-name="Default_20_Paragraph_20_Font"><text:span text:style-name="T10">O_TRUNC</text:span></text:span><text:span text:style-name="Default_20_Paragraph_20_Font"><text:span text:style-name="T1"> è opzionale e tronca la lunghezza del file a 0 se già esiste.</text:span></text:span></text:p>
        </text:list-item>
      </text:list>
      <text:p text:style-name="P8">L'argomento mode viene usato quando si crea un nuovo file per specificarne i permessi di accesso.</text:p>
      <text:p text:style-name="P16"/>
      <text:p text:style-name="P16">ssize_t read(int filedes, void *buff, size_t nbytes)</text:p>
      <text:p text:style-name="P8">Legge dal file con file descriptor filedes un numero di byte che è al più nbytes e l<text:span text:style-name="T25">i</text:span> mette in buff. La lettura parte dal current offset, che viene incrementato del numero di bytes letti. Se nbytes è 0, viene restituito 0 e non succede nulla, mentre se il current offset è alla fine del file o dopo, viene restituito 0 e non c'è alcuna lettura, infine se ci sono bytes in cui non è stato scritto, vengono letti byte con valore 0.</text:p>
      <text:p text:style-name="P16"/>
      <text:p text:style-name="P16">ssize_t write(int filedes, const void *buff, size_t nbytes)</text:p>
      <text:p text:style-name="P8">La posizione da cui si inizia a scrivere è il current offset, che viene incrementato di nbytes, così come viene incrementata la lunghezza del file. È possibile che venga restituito un valore inferiore ad nbytes, nel caso in cui non ci sia abbastanza spazio per scrivere tutto. Se filedes è stato aperto con O_APPEND, allora current offset è settato alla fine di ogni write.</text:p>
      <text:p text:style-name="P8"/>
      <text:p text:style-name="P16"><text:soft-page-break/>Int creat(const char *pathname, mode_t mode)</text:p>
      <text:p text:style-name="P8">Crea un file di nome pathname con i permessi descritti in mode.</text:p>
      <text:p text:style-name="Standard"><text:span text:style-name="Default_20_Paragraph_20_Font"><text:span text:style-name="T1">Restituisce il file descriptor del file aperto come write-only: equivale a </text:span></text:span><text:span text:style-name="Default_20_Paragraph_20_Font"><text:span text:style-name="T10">open(pathname, O_WRONLY | O_CREAT | O_TRUNC, mode)</text:span></text:span><text:span text:style-name="Default_20_Paragraph_20_Font"><text:span text:style-name="T1">.</text:span></text:span></text:p>
      <text:p text:style-name="P8"/>
      <text:p text:style-name="P16">Int close(int filedes)</text:p>
      <text:p text:style-name="P8">Quando un processo termina, tutti i file aperti vengono chiusi automaticamente dal kernel.</text:p>
      <text:p text:style-name="P8"/>
      <text:p text:style-name="Standard"><text:span text:style-name="Default_20_Paragraph_20_Font"><text:span text:style-name="T1">Ogni file aperto ha assegnato un current offset, intero positivo, che misura in numero di byte la posizione raggiunta. </text:span></text:span><text:span text:style-name="Default_20_Paragraph_20_Font"><text:span text:style-name="T13">Open e Creat</text:span></text:span><text:span text:style-name="Default_20_Paragraph_20_Font"><text:span text:style-name="T1"> settano l'offset all'inizio del file se O_APPEND non è specificato, mentre </text:span></text:span><text:span text:style-name="Default_20_Paragraph_20_Font"><text:span text:style-name="T13">Read e Write</text:span></text:span><text:span text:style-name="Default_20_Paragraph_20_Font"><text:span text:style-name="T1"> partono dall'offset e lo incrementano.</text:span></text:span></text:p>
      <text:p text:style-name="P8"/>
      <text:p text:style-name="P16">off_t lseek(int filedes, off_t offset, int whence)</text:p>
      <text:p text:style-name="P19"><text:span text:style-name="Default_20_Paragraph_20_Font"><text:span text:style-name="T1">Restituisce il nuovo offset se </text:span></text:span><text:span text:style-name="Default_20_Paragraph_20_Font"><text:span text:style-name="T8">tutto va bene, altrimenti viene restituito -1 ed il valore dell'offset rimane inalterato</text:span></text:span><text:span text:style-name="Default_20_Paragraph_20_Font"><text:span text:style-name="T1">. L'argomento whence può assumere diversi valori: </text:span></text:span><text:span text:style-name="Default_20_Paragraph_20_Font"><text:span text:style-name="T10">SEEK_SET</text:span></text:span><text:span text:style-name="Default_20_Paragraph_20_Font"><text:span text:style-name="T1">, </text:span></text:span><text:span text:style-name="Default_20_Paragraph_20_Font"><text:span text:style-name="T8">per cui </text:span></text:span><text:span text:style-name="Default_20_Paragraph_20_Font"><text:span text:style-name="T1">ci si sposta del valore di offset a partire dall'inizio; </text:span></text:span><text:span text:style-name="Default_20_Paragraph_20_Font"><text:span text:style-name="T10">SEEK_CUR</text:span></text:span><text:span text:style-name="Default_20_Paragraph_20_Font"><text:span text:style-name="T1">, </text:span></text:span><text:span text:style-name="Default_20_Paragraph_20_Font"><text:span text:style-name="T8">per cui</text:span></text:span><text:span text:style-name="Default_20_Paragraph_20_Font"><text:span text:style-name="T1"> ci si sposta del valore di offset a partire dalla posizione corrente; </text:span></text:span><text:span text:style-name="Default_20_Paragraph_20_Font"><text:span text:style-name="T10">SEEK_END</text:span></text:span><text:span text:style-name="Default_20_Paragraph_20_Font"><text:span text:style-name="T1">, </text:span></text:span><text:span text:style-name="Default_20_Paragraph_20_Font"><text:span text:style-name="T8">per cui </text:span></text:span><text:span text:style-name="Default_20_Paragraph_20_Font"><text:span text:style-name="T1">ci si sposta del valore di offset a partire dalla fine. Permette di settare il current offset oltre la fine dei dati esistenti nel file senza aumentarne la taglia.</text:span></text:span></text:p>
      <text:p text:style-name="P8"/>
      <text:p text:style-name="P7">Lab 5 (I/O, poi Cap<text:span text:style-name="T26">itolo </text:span>4 Stevens: Files and Directories)</text:p>
      <text:p text:style-name="P16">int dup(int filedes)</text:p>
      <text:p text:style-name="P16">int dup2(int filedes, int filedes2)</text:p>
      <text:p text:style-name="P13">Assegnano un altro fd ad un file che ne possedeva uno: <text:span text:style-name="T27">la</text:span> prim<text:span text:style-name="T27">a</text:span> <text:span text:style-name="T27">funzione </text:span>restituisce il più piccolo fd disponibile, <text:span text:style-name="T27">mentre</text:span> <text:span text:style-name="T27">la</text:span> second<text:span text:style-name="T27">a, </text:span><text:span text:style-name="T29">un'operazione atomica,</text:span> <text:span text:style-name="T28">assegna al file avente come file descriptor filedes anche l'fd filedes2. In particolare, </text:span><text:span text:style-name="T29">in dup2: se filedes2 è aperto, verrà chiuso, ma se è uguale a filedes verrà restituito direttamente senza essere chiuso.</text:span></text:p>
      <text:p text:style-name="P13">Dopo la chiamata si ottengono due fd che si riferiscono allo stesso puntatore di file e il vantaggio di condivider<text:span text:style-name="T29">lo</text:span> è di poter far comunicare dei processi.</text:p>
      <text:p text:style-name="P8"/>
      <text:p text:style-name="P8">In UNIX vi sono diversi tipi di file:</text:p>
      <text:list xml:id="list1712064605" text:style-name="L7">
        <text:list-item>
          <text:p text:style-name="P12"><text:span text:style-name="T23">Files regolari</text:span>, i più comuni, che contengono dati. Il kernel non fa differenza tra testo e dati in forma binaria, quindi spetta all'utente l'interpretazione.</text:p>
        </text:list-item>
        <text:list-item>
          <text:p text:style-name="P12"><text:span text:style-name="T23">Directories</text:span>, file che contengono il nome di altri file e puntatori alle informazioni su di essi. Solo il kernel può scrivere, mentre i processi possono <text:span text:style-name="T30">soltanto</text:span> leggere <text:span text:style-name="T30">e</text:span> <text:span text:style-name="T30">solo</text:span> se hanno i permessi.</text:p>
        </text:list-item>
        <text:list-item>
          <text:p text:style-name="P12"><text:span text:style-name="T23">Characters-Blocks Special Files</text:span>, <text:span text:style-name="T30">dei </text:span>file usati, <text:span text:style-name="T30">in genere,</text:span> per rappresentare dispositivi di I/O.</text:p>
        </text:list-item>
        <text:list-item>
          <text:p text:style-name="P12"><text:span text:style-name="T23">Pipe e FIFO</text:span>, tipi di file usati per comunicare tra processi.</text:p>
        </text:list-item>
        <text:list-item>
          <text:p text:style-name="P12"><text:span text:style-name="T23">Sockets</text:span>, tip<text:span text:style-name="T30">i</text:span> di file usat<text:span text:style-name="T30">i</text:span> per la comunicazione tra processi su una rete.</text:p>
        </text:list-item>
        <text:list-item>
          <text:p text:style-name="P12"><text:span text:style-name="T23">Link simbolici</text:span>, tip<text:span text:style-name="T30">i</text:span> di file che punta<text:span text:style-name="T30">no</text:span> ad un altro file.</text:p>
        </text:list-item>
      </text:list>
      <text:p text:style-name="P16"/>
      <text:p text:style-name="P16">Int stat(const char *pathname, struct stat *buf)</text:p>
      <text:p text:style-name="P16">int fstat(int fd, struct stat *buf)</text:p>
      <text:p text:style-name="P16">int lstat(const char *pathname, struct stat *buf)</text:p>
      <text:p text:style-name="P14">Dato un pathname, stat fornisce una struttura di informazioni relative al file indicato nel primo argomento. Il secondo argomento è il nome della struttura che verrà restituita, la cui definizione è system dependent.</text:p>
      <text:p text:style-name="P14">Fstat ottiene informazioni su un file già aperto tramite l'fd.</text:p>
      <text:p text:style-name="P14">Lstat restituisce informazioni sul link simbolico e non sul file referenziato.</text:p>
      <text:p text:style-name="Standard"><text:span text:style-name="Default_20_Paragraph_20_Font"><text:span text:style-name="T1"/></text:span></text:p>
      <text:p text:style-name="Standard"><text:soft-page-break/><text:span text:style-name="Default_20_Paragraph_20_Font"><text:span text:style-name="T1">Ogni system call di I/O può essere usata su una directory, che generalmente viene aperta per essere letta, in quanto i contenuti non si dovrebbero modificare. Per interpretarne il contenuto esiste uno standard header file </text:span></text:span><text:span text:style-name="Default_20_Paragraph_20_Font"><text:span text:style-name="T13">&lt;dirent.h&gt;</text:span></text:span><text:span text:style-name="Default_20_Paragraph_20_Font"><text:span text:style-name="T1">, che definisce una struct dirent che descrive una entry nella directory.</text:span></text:span></text:p>
      <text:p text:style-name="P16"/>
      <text:p text:style-name="P16">struct dirent {</text:p>
      <text:p text:style-name="P16"><text:tab/>ino_t d_ino;<text:tab/><text:tab/>//inode number</text:p>
      <text:p text:style-name="P16"><text:tab/>char d_name[256];<text:tab/>//filename</text:p>
      <text:p text:style-name="P16">}</text:p>
      <text:p text:style-name="P16"/>
      <text:p text:style-name="P16">DIR *opendir(const char *pathname)</text:p>
      <text:p text:style-name="P8">ritorna NULL se errore</text:p>
      <text:p text:style-name="P16"/>
      <text:p text:style-name="P16">struct dirent *readdir(DIR *dp)</text:p>
      <text:p text:style-name="P8">ritorna NULL se non ci sono più elementi</text:p>
      <text:p text:style-name="P8"/>
      <text:p text:style-name="P16">int closedir(DIR *dp)</text:p>
      <text:p text:style-name="P8"/>
      <text:p text:style-name="P16">int mkdir(const char *pathname, mode_t mode)</text:p>
      <text:p text:style-name="P8">Crea una directory i cui permessi di accesso vengono determinati da mode e dalla <text:span text:style-name="T23">mode creation mask</text:span> del processo. La directory ha come owner ID l'effective ID del processo, mentre ha come group ID il group ID della directory padre. <text:span text:style-name="T32">Restituisce 0 se tutto va bene, altrimenti -1.</text:span></text:p>
      <text:p text:style-name="P8"/>
      <text:p text:style-name="P16">Int rmdir(const char *pathname)</text:p>
      <text:p text:style-name="P8">Viene decrementato il numero di link al suo i-node; se è uguale a 0 si libera la memoria solo se nessun processo ha quella directory aperta. <text:span text:style-name="T32">Restituisce 0 se tutto va bene, -1 altrimenti.</text:span></text:p>
      <text:p text:style-name="P8"/>
      <text:p text:style-name="P16">Int chdir(const char *pathname)</text:p>
      <text:p text:style-name="P15">Cambiano la cwd del processo chiamante a quella specificata come argomento. <text:span text:style-name="T32">Restituisce 0 se tutto va bene, -1 altrimenti.</text:span></text:p>
      <text:p text:style-name="P8"/>
      <text:p text:style-name="P16">Char *getcwd(char *buf, size_t size)</text:p>
      <text:p text:style-name="Standard"><text:span text:style-name="Default_20_Paragraph_20_Font"><text:span text:style-name="T1">Ottiene in buf il path assoluto della cwd. </text:span></text:span><text:span text:style-name="Default_20_Paragraph_20_Font"><text:span text:style-name="T9">Restituisce bus se tutto va bene, NULL altrimenti.</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10-22T09:12:00Z</meta:creation-date>
    <dc:date>2023-11-24T19:01:30.404793190</dc:date>
    <meta:editing-cycles>145</meta:editing-cycles>
    <meta:editing-duration>PT4H57M40S</meta:editing-duration>
    <meta:document-statistic meta:table-count="0" meta:image-count="0" meta:object-count="0" meta:page-count="6" meta:paragraph-count="134" meta:word-count="2804" meta:character-count="17191" meta:non-whitespace-character-count="14554"/>
    <meta:template xlink:type="simple" xlink:actuate="onRequest" xlink:title="" xlink:href="Normal.dotm"/>
  </office:meta>
</office:document-meta>
</file>